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Initially, the<text:s/>article<text:s/>discusses<text:s/>how<text:s/>past and current<text:s/>presidents<text:s/>have<text:s/>managed to justify there previous acts and<text:s/>the<text:s/>different ways to do<text:s/>so. Trump said at first that<text:s/>to<text:s/>spread the families was a lesson <text:s/>‘when he said yes,<text:s/>hopefully<text:s/>people will get the message’. Then, Trump contradicted<text:s/>himself by saying he didn't spread the families at the border and said that he just had to repair Obama's mistakes. He went on to say<text:s/>that he was the one who gathered<text:s/>the families together, which is not true.<text:s/>Finally,<text:s/>Trump is compared to Winston Smith who is a selfish dictator in the novella<text:s/>‘1984’ by George Orwell.<text:s/>The comparison is based on the fact that Smith is<text:s/>always blaming others, and wants them to feel guilty about his mistakes and it is the exact same process<text:s/>used by<text:s/>Trump,<text:s/>Obama<text:s/>and<text:s/>Clinton. His only desire<text:s/>is to<text:s/>convince<text:s/>people<text:s/>that he's the best president and that he's always doing the right thing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in </meta:initial-creator>
    <dc:creator>Sophie Schindler</dc:creator>
    <meta:creation-date>2020-05-05T12:13:00Z</meta:creation-date>
    <dc:date>2020-05-05T12:13:00Z</dc:date>
    <meta:template xlink:href="Normal.dotm" xlink:type="simple"/>
    <meta:editing-cycles>2</meta:editing-cycles>
    <meta:editing-duration>PT240S</meta:editing-duration>
    <meta:document-statistic meta:page-count="1" meta:paragraph-count="1" meta:word-count="135" meta:character-count="909" meta:row-count="6" meta:non-whitespace-character-count="775"/>
  </office:meta>
</office:document-meta>
</file>